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Verdana" svg:font-family="Verdana, Arial, Helvetica, sans-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4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5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fo:color="#990000" style:font-name="Verdana" fo:font-size="14pt" fo:letter-spacing="normal" fo:font-style="normal" fo:font-weight="bold" style:font-size-asian="14pt" style:font-weight-asian="bold" style:font-size-complex="14pt"/>
    </style:style>
    <style:style style:name="P6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7" style:family="paragraph" style:parent-style-name="Heading_20_2">
      <style:text-properties officeooo:paragraph-rsid="0011cafe"/>
    </style:style>
    <style:style style:name="P8" style:family="paragraph" style:parent-style-name="Heading_20_2">
      <style:text-properties officeooo:paragraph-rsid="000e8dd0"/>
    </style:style>
    <style:style style:name="P9" style:family="paragraph" style:parent-style-name="Standard">
      <style:paragraph-properties fo:margin-top="0.7201in" fo:margin-bottom="2.2402in" style:contextual-spacing="false" fo:text-align="center" style:justify-single-word="false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0" style:family="paragraph" style:parent-style-name="Heading_20_1">
      <style:text-properties officeooo:paragraph-rsid="00141062"/>
    </style:style>
    <style:style style:name="P11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2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3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4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5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6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7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18" style:family="paragraph" style:parent-style-name="Standard">
      <style:text-properties officeooo:rsid="001d1b9c" officeooo:paragraph-rsid="001d1b9c"/>
    </style:style>
    <style:style style:name="P19" style:family="paragraph" style:parent-style-name="Standard">
      <style:text-properties officeooo:paragraph-rsid="00306b57"/>
    </style:style>
    <style:style style:name="P20" style:family="paragraph" style:parent-style-name="Standard">
      <style:text-properties officeooo:paragraph-rsid="0035e6c9"/>
    </style:style>
    <style:style style:name="P21" style:family="paragraph" style:parent-style-name="Standard">
      <style:text-properties officeooo:paragraph-rsid="00511c62"/>
    </style:style>
    <style:style style:name="P22" style:family="paragraph" style:parent-style-name="Standard">
      <style:text-properties officeooo:paragraph-rsid="005374cd"/>
    </style:style>
    <style:style style:name="P23" style:family="paragraph" style:parent-style-name="Standard">
      <style:text-properties officeooo:rsid="004f2632" officeooo:paragraph-rsid="004f2632"/>
    </style:style>
    <style:style style:name="P24" style:family="paragraph" style:parent-style-name="Standard">
      <style:text-properties officeooo:rsid="001e368d" officeooo:paragraph-rsid="007eefb5"/>
    </style:style>
    <style:style style:name="P25" style:family="paragraph" style:parent-style-name="Standard">
      <style:text-properties officeooo:paragraph-rsid="003ee5f9"/>
    </style:style>
    <style:style style:name="P26" style:family="paragraph" style:parent-style-name="Standard">
      <style:text-properties officeooo:paragraph-rsid="0081c18c"/>
    </style:style>
    <style:style style:name="P27" style:family="paragraph" style:parent-style-name="Standard">
      <style:text-properties officeooo:paragraph-rsid="008406c9"/>
    </style:style>
    <style:style style:name="P28" style:family="paragraph" style:parent-style-name="Standard">
      <style:text-properties officeooo:paragraph-rsid="008c09d3"/>
    </style:style>
    <style:style style:name="P29" style:family="paragraph" style:parent-style-name="Standard">
      <style:text-properties officeooo:paragraph-rsid="0090e0de"/>
    </style:style>
    <style:style style:name="P30" style:family="paragraph" style:parent-style-name="Standard">
      <style:text-properties officeooo:paragraph-rsid="0091efc5"/>
    </style:style>
    <style:style style:name="P31" style:family="paragraph" style:parent-style-name="Standard">
      <style:text-properties officeooo:rsid="007eefb5" officeooo:paragraph-rsid="007eefb5"/>
    </style:style>
    <style:style style:name="P32" style:family="paragraph" style:parent-style-name="Standard">
      <style:text-properties officeooo:rsid="0081c18c" officeooo:paragraph-rsid="0081c18c"/>
    </style:style>
    <style:style style:name="P33" style:family="paragraph" style:parent-style-name="Standard">
      <style:text-properties officeooo:rsid="008ee85b" officeooo:paragraph-rsid="008c09d3"/>
    </style:style>
    <style:style style:name="P34" style:family="paragraph" style:parent-style-name="Standard">
      <style:text-properties officeooo:paragraph-rsid="00ac29ad"/>
    </style:style>
    <style:style style:name="P35" style:family="paragraph" style:parent-style-name="Standard">
      <style:text-properties officeooo:rsid="0087d79f" officeooo:paragraph-rsid="00af3af5"/>
    </style:style>
    <style:style style:name="P36" style:family="paragraph" style:parent-style-name="Standard">
      <style:text-properties officeooo:paragraph-rsid="00b61373"/>
    </style:style>
    <style:style style:name="P37" style:family="paragraph" style:parent-style-name="Standard">
      <style:text-properties officeooo:paragraph-rsid="00ba3ff6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40" style:family="paragraph" style:parent-style-name="Heading_20_2">
      <style:paragraph-properties fo:margin-left="0in" fo:margin-right="0in" fo:text-indent="0.1799in" style:auto-text-indent="false"/>
      <style:text-properties officeooo:paragraph-rsid="001e252c"/>
    </style:style>
    <style:style style:name="P41" style:family="paragraph" style:parent-style-name="Standard" style:master-page-name="First_20_Page">
      <style:paragraph-properties fo:margin-top="0in" fo:margin-bottom="0in" style:contextual-spacing="false" style:page-number="auto"/>
      <style:text-properties fo:color="#000000" fo:font-size="18pt" fo:font-weight="bold" style:font-size-asian="18pt" style:font-weight-asian="bold" style:font-name-complex="Times New Roman3" style:font-size-complex="18pt"/>
    </style:style>
    <style:style style:name="P42" style:family="paragraph" style:parent-style-name="Standard" style:list-style-name="L1">
      <style:text-properties officeooo:paragraph-rsid="00587ee1"/>
    </style:style>
    <style:style style:name="P43" style:family="paragraph" style:parent-style-name="Standard" style:list-style-name="L1">
      <style:text-properties officeooo:paragraph-rsid="005bdccd"/>
    </style:style>
    <style:style style:name="P44" style:family="paragraph" style:parent-style-name="Standard" style:list-style-name="L1">
      <style:text-properties officeooo:paragraph-rsid="005c379e"/>
    </style:style>
    <style:style style:name="P45" style:family="paragraph" style:parent-style-name="Standard" style:list-style-name="L1">
      <style:text-properties officeooo:paragraph-rsid="007d1b70"/>
    </style:style>
    <style:style style:name="P46" style:family="paragraph" style:parent-style-name="Standard" style:list-style-name="L1">
      <style:text-properties officeooo:paragraph-rsid="007a50af"/>
    </style:style>
    <style:style style:name="P47" style:family="paragraph" style:parent-style-name="Standard" style:list-style-name="L1">
      <style:text-properties officeooo:paragraph-rsid="00620bf7"/>
    </style:style>
    <style:style style:name="P48" style:family="paragraph" style:parent-style-name="Standard" style:list-style-name="L1">
      <style:text-properties officeooo:paragraph-rsid="00a22381"/>
    </style:style>
    <style:style style:name="P49" style:family="paragraph" style:parent-style-name="Standard" style:list-style-name="L1">
      <style:text-properties officeooo:rsid="00587ee1" officeooo:paragraph-rsid="00587ee1"/>
    </style:style>
    <style:style style:name="P50" style:family="paragraph" style:parent-style-name="Standard" style:list-style-name="L1">
      <style:text-properties fo:font-style="normal" fo:font-weight="normal" officeooo:rsid="00a37d62" officeooo:paragraph-rsid="00a22381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officeooo:rsid="00b8db74" officeooo:paragraph-rsid="00b8db74"/>
    </style:style>
    <style:style style:name="P52" style:family="paragraph" style:parent-style-name="Standard">
      <style:text-properties officeooo:rsid="00b6b5a2" officeooo:paragraph-rsid="00bed7f3"/>
    </style:style>
    <style:style style:name="P53" style:family="paragraph" style:parent-style-name="Standard">
      <style:text-properties officeooo:rsid="00b6b5a2" officeooo:paragraph-rsid="00c296e9"/>
    </style:style>
    <style:style style:name="P54" style:family="paragraph" style:parent-style-name="Standard">
      <style:text-properties officeooo:rsid="00b713bc" officeooo:paragraph-rsid="00c8d7b0"/>
    </style:style>
    <style:style style:name="P55" style:family="paragraph" style:parent-style-name="Standard">
      <style:text-properties officeooo:paragraph-rsid="00d3e54d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2">
      <style:text-properties officeooo:paragraph-rsid="00141062"/>
    </style:style>
    <style:style style:name="P58" style:family="paragraph" style:parent-style-name="Heading_20_2">
      <style:text-properties officeooo:rsid="00186d94" officeooo:paragraph-rsid="00186d94"/>
    </style:style>
    <style:style style:name="P59" style:family="paragraph" style:parent-style-name="Heading_20_2">
      <style:text-properties officeooo:rsid="0019376f"/>
    </style:style>
    <style:style style:name="P60" style:family="paragraph" style:parent-style-name="Heading_20_2">
      <style:text-properties officeooo:paragraph-rsid="00181864"/>
    </style:style>
    <style:style style:name="P61" style:family="paragraph" style:parent-style-name="Heading_20_3" style:list-style-name="">
      <style:text-properties officeooo:paragraph-rsid="001e252c"/>
    </style:style>
    <style:style style:name="P62" style:family="paragraph" style:parent-style-name="Heading_20_3" style:list-style-name="">
      <style:text-properties officeooo:paragraph-rsid="0080e72f"/>
    </style:style>
    <style:style style:name="P63" style:family="paragraph" style:parent-style-name="Heading_20_3" style:list-style-name="">
      <style:text-properties officeooo:paragraph-rsid="001a47b4"/>
    </style:style>
    <style:style style:name="P64" style:family="paragraph" style:parent-style-name="Heading_20_3" style:list-style-name="">
      <style:text-properties officeooo:paragraph-rsid="0019376f"/>
    </style:style>
    <style:style style:name="P65" style:family="paragraph" style:parent-style-name="Heading_20_3" style:list-style-name="">
      <style:text-properties officeooo:paragraph-rsid="001e368d"/>
    </style:style>
    <style:style style:name="P66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67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68" style:family="paragraph" style:parent-style-name="Heading_20_3" style:list-style-name="">
      <style:text-properties officeooo:rsid="00203fcb" officeooo:paragraph-rsid="00203fcb"/>
    </style:style>
    <style:style style:name="P69" style:family="paragraph" style:parent-style-name="Heading_20_3" style:list-style-name="">
      <style:text-properties officeooo:rsid="00186d94"/>
    </style:style>
    <style:style style:name="P70" style:family="paragraph" style:parent-style-name="Heading_20_3" style:list-style-name="">
      <style:text-properties officeooo:rsid="00186d94" officeooo:paragraph-rsid="00186d94"/>
    </style:style>
    <style:style style:name="P71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72" style:family="paragraph" style:parent-style-name="Heading_20_4">
      <style:text-properties officeooo:rsid="0081c18c" officeooo:paragraph-rsid="0081c18c"/>
    </style:style>
    <style:style style:name="P73" style:family="paragraph" style:parent-style-name="Heading_20_4">
      <style:text-properties officeooo:paragraph-rsid="00871bd5"/>
    </style:style>
    <style:style style:name="P74" style:family="paragraph" style:parent-style-name="Heading_20_4">
      <style:text-properties officeooo:rsid="0087d79f" officeooo:paragraph-rsid="00914f52"/>
    </style:style>
    <style:style style:name="P75" style:family="paragraph" style:parent-style-name="Heading_20_4">
      <style:text-properties officeooo:rsid="00b6b5a2"/>
    </style:style>
    <style:style style:name="P76" style:family="paragraph" style:parent-style-name="Heading_20_4">
      <style:text-properties officeooo:rsid="00b6b5a2" officeooo:paragraph-rsid="00b6b5a2"/>
    </style:style>
    <style:style style:name="P77" style:family="paragraph" style:parent-style-name="Heading_20_4">
      <style:text-properties officeooo:rsid="00b713bc" officeooo:paragraph-rsid="00b713bc"/>
    </style:style>
    <style:style style:name="P78" style:family="paragraph" style:parent-style-name="Heading_20_4" style:list-style-name="">
      <style:text-properties officeooo:rsid="0019376f" officeooo:paragraph-rsid="0019376f"/>
    </style:style>
    <style:style style:name="P79" style:family="paragraph" style:parent-style-name="Heading_20_4" style:list-style-name="">
      <style:text-properties officeooo:rsid="001b8125" officeooo:paragraph-rsid="001b8125"/>
    </style:style>
    <style:style style:name="P80" style:family="paragraph" style:parent-style-name="Heading_20_4">
      <style:text-properties officeooo:paragraph-rsid="00cb5a50"/>
    </style:style>
    <style:style style:name="P81" style:family="paragraph" style:parent-style-name="Heading_20_4">
      <style:text-properties officeooo:paragraph-rsid="00d125d9"/>
    </style:style>
    <style:style style:name="P82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83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85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T1" style:family="text">
      <style:text-properties officeooo:rsid="000e8dd0"/>
    </style:style>
    <style:style style:name="T2" style:family="text">
      <style:text-properties officeooo:rsid="0011cafe"/>
    </style:style>
    <style:style style:name="T3" style:family="text">
      <style:text-properties officeooo:rsid="0012cd19"/>
    </style:style>
    <style:style style:name="T4" style:family="text">
      <style:text-properties officeooo:rsid="00141062"/>
    </style:style>
    <style:style style:name="T5" style:family="text">
      <style:text-properties officeooo:rsid="00150e5e"/>
    </style:style>
    <style:style style:name="T6" style:family="text">
      <style:text-properties officeooo:rsid="0016761c"/>
    </style:style>
    <style:style style:name="T7" style:family="text">
      <style:text-properties officeooo:rsid="00181864"/>
    </style:style>
    <style:style style:name="T8" style:family="text">
      <style:text-properties officeooo:rsid="0019376f"/>
    </style:style>
    <style:style style:name="T9" style:family="text">
      <style:text-properties officeooo:rsid="001a47b4"/>
    </style:style>
    <style:style style:name="T10" style:family="text">
      <style:text-properties officeooo:rsid="001b8125"/>
    </style:style>
    <style:style style:name="T11" style:family="text">
      <style:text-properties officeooo:rsid="001e252c"/>
    </style:style>
    <style:style style:name="T12" style:family="text">
      <style:text-properties officeooo:rsid="001e368d"/>
    </style:style>
    <style:style style:name="T13" style:family="text">
      <style:text-properties officeooo:rsid="002a933d"/>
    </style:style>
    <style:style style:name="T14" style:family="text">
      <style:text-properties officeooo:rsid="002b76a3"/>
    </style:style>
    <style:style style:name="T15" style:family="text">
      <style:text-properties officeooo:rsid="002c9a2e"/>
    </style:style>
    <style:style style:name="T16" style:family="text">
      <style:text-properties officeooo:rsid="002de1cc"/>
    </style:style>
    <style:style style:name="T17" style:family="text">
      <style:text-properties officeooo:rsid="002e95f2"/>
    </style:style>
    <style:style style:name="T18" style:family="text">
      <style:text-properties officeooo:rsid="00306b57"/>
    </style:style>
    <style:style style:name="T19" style:family="text">
      <style:text-properties officeooo:rsid="0031c7bb"/>
    </style:style>
    <style:style style:name="T20" style:family="text">
      <style:text-properties officeooo:rsid="00336ffd"/>
    </style:style>
    <style:style style:name="T21" style:family="text">
      <style:text-properties officeooo:rsid="0034f0e6"/>
    </style:style>
    <style:style style:name="T22" style:family="text">
      <style:text-properties officeooo:rsid="0035e6c9"/>
    </style:style>
    <style:style style:name="T23" style:family="text">
      <style:text-properties officeooo:rsid="00371a7d"/>
    </style:style>
    <style:style style:name="T24" style:family="text">
      <style:text-properties officeooo:rsid="00390b7c"/>
    </style:style>
    <style:style style:name="T25" style:family="text">
      <style:text-properties officeooo:rsid="00394cb0"/>
    </style:style>
    <style:style style:name="T26" style:family="text">
      <style:text-properties officeooo:rsid="003968a6"/>
    </style:style>
    <style:style style:name="T27" style:family="text">
      <style:text-properties officeooo:rsid="0039d2dd"/>
    </style:style>
    <style:style style:name="T28" style:family="text">
      <style:text-properties officeooo:rsid="003a9846"/>
    </style:style>
    <style:style style:name="T29" style:family="text">
      <style:text-properties officeooo:rsid="003c55a8"/>
    </style:style>
    <style:style style:name="T30" style:family="text">
      <style:text-properties officeooo:rsid="003ee5f9"/>
    </style:style>
    <style:style style:name="T31" style:family="text">
      <style:text-properties officeooo:rsid="00409d06"/>
    </style:style>
    <style:style style:name="T32" style:family="text">
      <style:text-properties officeooo:rsid="00432c18"/>
    </style:style>
    <style:style style:name="T33" style:family="text">
      <style:text-properties officeooo:rsid="004524a0"/>
    </style:style>
    <style:style style:name="T34" style:family="text">
      <style:text-properties officeooo:rsid="00484744"/>
    </style:style>
    <style:style style:name="T35" style:family="text">
      <style:text-properties officeooo:rsid="004974bf"/>
    </style:style>
    <style:style style:name="T36" style:family="text">
      <style:text-properties officeooo:rsid="004b9a3e"/>
    </style:style>
    <style:style style:name="T37" style:family="text">
      <style:text-properties officeooo:rsid="004e81e2"/>
    </style:style>
    <style:style style:name="T38" style:family="text">
      <style:text-properties officeooo:rsid="00511c62"/>
    </style:style>
    <style:style style:name="T39" style:family="text">
      <style:text-properties officeooo:rsid="00519baa"/>
    </style:style>
    <style:style style:name="T40" style:family="text">
      <style:text-properties officeooo:rsid="005374cd"/>
    </style:style>
    <style:style style:name="T41" style:family="text">
      <style:text-properties officeooo:rsid="00557946"/>
    </style:style>
    <style:style style:name="T42" style:family="text">
      <style:text-properties officeooo:rsid="00577069"/>
    </style:style>
    <style:style style:name="T43" style:family="text">
      <style:text-properties officeooo:rsid="00587ee1"/>
    </style:style>
    <style:style style:name="T44" style:family="text">
      <style:text-properties officeooo:rsid="00599e43"/>
    </style:style>
    <style:style style:name="T45" style:family="text">
      <style:text-properties officeooo:rsid="005b643f"/>
    </style:style>
    <style:style style:name="T46" style:family="text">
      <style:text-properties officeooo:rsid="005bdccd"/>
    </style:style>
    <style:style style:name="T47" style:family="text">
      <style:text-properties officeooo:rsid="005c379e"/>
    </style:style>
    <style:style style:name="T48" style:family="text">
      <style:text-properties officeooo:rsid="005e27d6"/>
    </style:style>
    <style:style style:name="T49" style:family="text">
      <style:text-properties officeooo:rsid="005f82ce"/>
    </style:style>
    <style:style style:name="T50" style:family="text">
      <style:text-properties officeooo:rsid="005fba06"/>
    </style:style>
    <style:style style:name="T51" style:family="text">
      <style:text-properties officeooo:rsid="00616497"/>
    </style:style>
    <style:style style:name="T52" style:family="text">
      <style:text-properties officeooo:rsid="00620bf7"/>
    </style:style>
    <style:style style:name="T53" style:family="text">
      <style:text-properties fo:font-style="italic" fo:font-weight="normal" officeooo:rsid="00620bf7" style:font-style-asian="italic" style:font-weight-asian="normal" style:font-style-complex="italic" style:font-weight-complex="normal"/>
    </style:style>
    <style:style style:name="T54" style:family="text">
      <style:text-properties fo:font-style="italic" officeooo:rsid="007a50af" style:font-style-asian="italic" style:font-style-complex="italic"/>
    </style:style>
    <style:style style:name="T55" style:family="text">
      <style:text-properties fo:font-style="italic" officeooo:rsid="00914f52" style:font-style-asian="italic" style:font-style-complex="italic"/>
    </style:style>
    <style:style style:name="T56" style:family="text">
      <style:text-properties fo:font-style="italic" officeooo:rsid="0091efc5" style:font-style-asian="italic" style:font-style-complex="italic"/>
    </style:style>
    <style:style style:name="T57" style:family="text">
      <style:text-properties fo:font-style="italic" officeooo:rsid="0095eded" style:font-style-asian="italic" style:font-style-complex="italic"/>
    </style:style>
    <style:style style:name="T58" style:family="text">
      <style:text-properties fo:font-style="italic" officeooo:rsid="009722e5" style:font-style-asian="italic" style:font-style-complex="italic"/>
    </style:style>
    <style:style style:name="T59" style:family="text">
      <style:text-properties fo:font-style="italic" officeooo:rsid="0098e947" style:font-style-asian="italic" style:font-style-complex="italic"/>
    </style:style>
    <style:style style:name="T60" style:family="text">
      <style:text-properties fo:font-style="italic" officeooo:rsid="0099b498" style:font-style-asian="italic" style:font-style-complex="italic"/>
    </style:style>
    <style:style style:name="T61" style:family="text">
      <style:text-properties fo:font-style="italic" officeooo:rsid="009b0868" style:font-style-asian="italic" style:font-style-complex="italic"/>
    </style:style>
    <style:style style:name="T62" style:family="text">
      <style:text-properties fo:font-style="italic" officeooo:rsid="00aee72f" style:font-style-asian="italic" style:font-style-complex="italic"/>
    </style:style>
    <style:style style:name="T63" style:family="text">
      <style:text-properties fo:font-style="italic" officeooo:rsid="00b0ed3d" style:font-style-asian="italic" style:font-style-complex="italic"/>
    </style:style>
    <style:style style:name="T64" style:family="text">
      <style:text-properties fo:font-style="italic" officeooo:rsid="00b44362" style:font-style-asian="italic" style:font-style-complex="italic"/>
    </style:style>
    <style:style style:name="T65" style:family="text">
      <style:text-properties fo:font-style="italic" officeooo:rsid="00b61373" style:font-style-asian="italic" style:font-style-complex="italic"/>
    </style:style>
    <style:style style:name="T66" style:family="text">
      <style:text-properties fo:font-style="italic" officeooo:rsid="00c35b29" style:font-style-asian="italic" style:font-style-complex="italic"/>
    </style:style>
    <style:style style:name="T67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71" style:family="text">
      <style:text-properties fo:font-style="normal" officeooo:rsid="007a50af" style:font-style-asian="normal" style:font-style-complex="normal"/>
    </style:style>
    <style:style style:name="T72" style:family="text">
      <style:text-properties fo:font-style="normal" officeooo:rsid="007b99fa" style:font-style-asian="normal" style:font-style-complex="normal"/>
    </style:style>
    <style:style style:name="T73" style:family="text">
      <style:text-properties fo:font-style="normal" officeooo:rsid="007d1b70" style:font-style-asian="normal" style:font-style-complex="normal"/>
    </style:style>
    <style:style style:name="T74" style:family="text">
      <style:text-properties fo:font-style="normal" officeooo:rsid="00914f52" style:font-style-asian="normal" style:font-style-complex="normal"/>
    </style:style>
    <style:style style:name="T75" style:family="text">
      <style:text-properties fo:font-style="normal" officeooo:rsid="0091efc5" style:font-style-asian="normal" style:font-style-complex="normal"/>
    </style:style>
    <style:style style:name="T76" style:family="text">
      <style:text-properties fo:font-style="normal" officeooo:rsid="0094d002" style:font-style-asian="normal" style:font-style-complex="normal"/>
    </style:style>
    <style:style style:name="T77" style:family="text">
      <style:text-properties fo:font-style="normal" officeooo:rsid="0095d527" style:font-style-asian="normal" style:font-style-complex="normal"/>
    </style:style>
    <style:style style:name="T78" style:family="text">
      <style:text-properties fo:font-style="normal" officeooo:rsid="0095eded" style:font-style-asian="normal" style:font-style-complex="normal"/>
    </style:style>
    <style:style style:name="T79" style:family="text">
      <style:text-properties fo:font-style="normal" officeooo:rsid="009722e5" style:font-style-asian="normal" style:font-style-complex="normal"/>
    </style:style>
    <style:style style:name="T80" style:family="text">
      <style:text-properties fo:font-style="normal" officeooo:rsid="00982b79" style:font-style-asian="normal" style:font-style-complex="normal"/>
    </style:style>
    <style:style style:name="T81" style:family="text">
      <style:text-properties fo:font-style="normal" officeooo:rsid="0098e947" style:font-style-asian="normal" style:font-style-complex="normal"/>
    </style:style>
    <style:style style:name="T82" style:family="text">
      <style:text-properties fo:font-style="normal" officeooo:rsid="0099b498" style:font-style-asian="normal" style:font-style-complex="normal"/>
    </style:style>
    <style:style style:name="T83" style:family="text">
      <style:text-properties fo:font-style="normal" officeooo:rsid="009b0868" style:font-style-asian="normal" style:font-style-complex="normal"/>
    </style:style>
    <style:style style:name="T84" style:family="text">
      <style:text-properties fo:font-style="normal" officeooo:rsid="009c78b7" style:font-style-asian="normal" style:font-style-complex="normal"/>
    </style:style>
    <style:style style:name="T85" style:family="text">
      <style:text-properties fo:font-style="normal" officeooo:rsid="00a06524" style:font-style-asian="normal" style:font-style-complex="normal"/>
    </style:style>
    <style:style style:name="T86" style:family="text">
      <style:text-properties fo:font-style="normal" officeooo:rsid="00a74296" style:font-style-asian="normal" style:font-style-complex="normal"/>
    </style:style>
    <style:style style:name="T87" style:family="text">
      <style:text-properties fo:font-style="normal" officeooo:rsid="00aba8af" style:font-style-asian="normal" style:font-style-complex="normal"/>
    </style:style>
    <style:style style:name="T88" style:family="text">
      <style:text-properties fo:font-style="normal" officeooo:rsid="00ac29ad" style:font-style-asian="normal" style:font-style-complex="normal"/>
    </style:style>
    <style:style style:name="T89" style:family="text">
      <style:text-properties fo:font-style="normal" officeooo:rsid="00ad87d1" style:font-style-asian="normal" style:font-style-complex="normal"/>
    </style:style>
    <style:style style:name="T90" style:family="text">
      <style:text-properties fo:font-style="normal" officeooo:rsid="00aee72f" style:font-style-asian="normal" style:font-style-complex="normal"/>
    </style:style>
    <style:style style:name="T91" style:family="text">
      <style:text-properties fo:font-style="normal" officeooo:rsid="00b0ed3d" style:font-style-asian="normal" style:font-style-complex="normal"/>
    </style:style>
    <style:style style:name="T92" style:family="text">
      <style:text-properties fo:font-style="normal" officeooo:rsid="00b131dd" style:font-style-asian="normal" style:font-style-complex="normal"/>
    </style:style>
    <style:style style:name="T93" style:family="text">
      <style:text-properties fo:font-style="normal" officeooo:rsid="00b2d885" style:font-style-asian="normal" style:font-style-complex="normal"/>
    </style:style>
    <style:style style:name="T94" style:family="text">
      <style:text-properties fo:font-style="normal" officeooo:rsid="00b44362" style:font-style-asian="normal" style:font-style-complex="normal"/>
    </style:style>
    <style:style style:name="T95" style:family="text">
      <style:text-properties fo:font-style="normal" officeooo:rsid="00ba3ff6" style:font-style-asian="normal" style:font-style-complex="normal"/>
    </style:style>
    <style:style style:name="T96" style:family="text">
      <style:text-properties fo:font-style="normal" officeooo:rsid="00ba7181" style:font-style-asian="normal" style:font-style-complex="normal"/>
    </style:style>
    <style:style style:name="T97" style:family="text">
      <style:text-properties fo:font-style="normal" officeooo:rsid="00bbcf7d" style:font-style-asian="normal" style:font-style-complex="normal"/>
    </style:style>
    <style:style style:name="T98" style:family="text">
      <style:text-properties fo:font-style="normal" officeooo:rsid="00bc9a10" style:font-style-asian="normal" style:font-style-complex="normal"/>
    </style:style>
    <style:style style:name="T99" style:family="text">
      <style:text-properties fo:font-style="normal" officeooo:rsid="00bcbfa4" style:font-style-asian="normal" style:font-style-complex="normal"/>
    </style:style>
    <style:style style:name="T100" style:family="text">
      <style:text-properties fo:font-style="normal" officeooo:rsid="00bd4207" style:font-style-asian="normal" style:font-style-complex="normal"/>
    </style:style>
    <style:style style:name="T101" style:family="text">
      <style:text-properties fo:font-style="normal" officeooo:rsid="00c35b29" style:font-style-asian="normal" style:font-style-complex="normal"/>
    </style:style>
    <style:style style:name="T102" style:family="text">
      <style:text-properties fo:font-style="normal" officeooo:rsid="00c439d2" style:font-style-asian="normal" style:font-style-complex="normal"/>
    </style:style>
    <style:style style:name="T103" style:family="text">
      <style:text-properties fo:font-style="normal" officeooo:rsid="00c61200" style:font-style-asian="normal" style:font-style-complex="normal"/>
    </style:style>
    <style:style style:name="T104" style:family="text">
      <style:text-properties fo:font-style="normal" officeooo:rsid="00c7bfe1" style:font-style-asian="normal" style:font-style-complex="normal"/>
    </style:style>
    <style:style style:name="T105" style:family="text">
      <style:text-properties officeooo:rsid="0065bbb3"/>
    </style:style>
    <style:style style:name="T106" style:family="text">
      <style:text-properties officeooo:rsid="0067e581"/>
    </style:style>
    <style:style style:name="T107" style:family="text">
      <style:text-properties officeooo:rsid="0069de59"/>
    </style:style>
    <style:style style:name="T108" style:family="text">
      <style:text-properties officeooo:rsid="006a9a7e"/>
    </style:style>
    <style:style style:name="T109" style:family="text">
      <style:text-properties officeooo:rsid="006b4e43"/>
    </style:style>
    <style:style style:name="T110" style:family="text">
      <style:text-properties officeooo:rsid="006e4423"/>
    </style:style>
    <style:style style:name="T111" style:family="text">
      <style:text-properties officeooo:rsid="0072e78c"/>
    </style:style>
    <style:style style:name="T112" style:family="text">
      <style:text-properties officeooo:rsid="00740b43"/>
    </style:style>
    <style:style style:name="T113" style:family="text">
      <style:text-properties officeooo:rsid="0075f4c2"/>
    </style:style>
    <style:style style:name="T114" style:family="text">
      <style:text-properties officeooo:rsid="00768a17"/>
    </style:style>
    <style:style style:name="T115" style:family="text">
      <style:text-properties officeooo:rsid="00776e09"/>
    </style:style>
    <style:style style:name="T116" style:family="text">
      <style:text-properties officeooo:rsid="0078bdca"/>
    </style:style>
    <style:style style:name="T117" style:family="text">
      <style:text-properties officeooo:rsid="007a50af"/>
    </style:style>
    <style:style style:name="T118" style:family="text">
      <style:text-properties fo:font-variant="normal" fo:text-transform="none" fo:color="#333333" style:font-name="Monaco" fo:font-size="9.75pt" fo:letter-spacing="normal" fo:font-style="normal" fo:font-weight="normal" officeooo:rsid="007d1b70" style:font-style-asian="normal" style:font-style-complex="normal"/>
    </style:style>
    <style:style style:name="T119" style:family="text">
      <style:text-properties fo:font-variant="normal" fo:text-transform="none" fo:color="#333333" style:font-name="Monaco" fo:font-size="9.75pt" fo:letter-spacing="normal" fo:font-style="normal" fo:font-weight="normal" officeooo:rsid="00a8bfd4" style:font-style-asian="normal" style:font-style-complex="normal"/>
    </style:style>
    <style:style style:name="T120" style:family="text">
      <style:text-properties officeooo:rsid="007eefb5"/>
    </style:style>
    <style:style style:name="T121" style:family="text">
      <style:text-properties officeooo:rsid="007f2c79"/>
    </style:style>
    <style:style style:name="T122" style:family="text">
      <style:text-properties officeooo:rsid="0080e72f"/>
    </style:style>
    <style:style style:name="T123" style:family="text">
      <style:text-properties officeooo:rsid="0081c18c"/>
    </style:style>
    <style:style style:name="T124" style:family="text">
      <style:text-properties officeooo:rsid="0082ca11"/>
    </style:style>
    <style:style style:name="T125" style:family="text">
      <style:text-properties officeooo:rsid="008406c9"/>
    </style:style>
    <style:style style:name="T126" style:family="text">
      <style:text-properties officeooo:rsid="0085803f"/>
    </style:style>
    <style:style style:name="T127" style:family="text">
      <style:text-properties officeooo:rsid="00871bd5"/>
    </style:style>
    <style:style style:name="T128" style:family="text">
      <style:text-properties officeooo:rsid="0088888a"/>
    </style:style>
    <style:style style:name="T129" style:family="text">
      <style:text-properties officeooo:rsid="008a11c6"/>
    </style:style>
    <style:style style:name="T130" style:family="text">
      <style:text-properties officeooo:rsid="008c09d3"/>
    </style:style>
    <style:style style:name="T131" style:family="text">
      <style:text-properties officeooo:rsid="008d5741"/>
    </style:style>
    <style:style style:name="T132" style:family="text">
      <style:text-properties officeooo:rsid="008d8500"/>
    </style:style>
    <style:style style:name="T133" style:family="text">
      <style:text-properties officeooo:rsid="008ee85b"/>
    </style:style>
    <style:style style:name="T134" style:family="text">
      <style:text-properties officeooo:rsid="008f82f8"/>
    </style:style>
    <style:style style:name="T135" style:family="text">
      <style:text-properties officeooo:rsid="0090e0de"/>
    </style:style>
    <style:style style:name="T136" style:family="text">
      <style:text-properties officeooo:rsid="00914f52"/>
    </style:style>
    <style:style style:name="T137" style:family="text">
      <style:text-properties officeooo:rsid="0092363c"/>
    </style:style>
    <style:style style:name="T138" style:family="text">
      <style:text-properties officeooo:rsid="00a8bfd4"/>
    </style:style>
    <style:style style:name="T139" style:family="text">
      <style:text-properties officeooo:rsid="00af3af5"/>
    </style:style>
    <style:style style:name="T140" style:family="text">
      <style:text-properties officeooo:rsid="00b03d58"/>
    </style:style>
    <style:style style:name="T141" style:family="text">
      <style:text-properties officeooo:rsid="00b0ed3d"/>
    </style:style>
    <style:style style:name="T142" style:family="text">
      <style:text-properties officeooo:rsid="00b61373"/>
    </style:style>
    <style:style style:name="T143" style:family="text">
      <style:text-properties officeooo:rsid="00b6b5a2"/>
    </style:style>
    <style:style style:name="T144" style:family="text">
      <style:text-properties officeooo:rsid="00b752c1"/>
    </style:style>
    <style:style style:name="T145" style:family="text">
      <style:text-properties officeooo:rsid="00b8ad90"/>
    </style:style>
    <style:style style:name="T146" style:family="text">
      <style:text-properties officeooo:rsid="00bed7f3"/>
    </style:style>
    <style:style style:name="T147" style:family="text">
      <style:text-properties officeooo:rsid="00bfabcd"/>
    </style:style>
    <style:style style:name="T148" style:family="text">
      <style:text-properties officeooo:rsid="00bfb755"/>
    </style:style>
    <style:style style:name="T149" style:family="text">
      <style:text-properties officeooo:rsid="00c10e06"/>
    </style:style>
    <style:style style:name="T150" style:family="text">
      <style:text-properties officeooo:rsid="00c296e9"/>
    </style:style>
    <style:style style:name="T151" style:family="text">
      <style:text-properties officeooo:rsid="00c35b29"/>
    </style:style>
    <style:style style:name="T152" style:family="text">
      <style:text-properties officeooo:rsid="00c8d7b0"/>
    </style:style>
    <style:style style:name="T153" style:family="text">
      <style:text-properties officeooo:rsid="00c9703f"/>
    </style:style>
    <style:style style:name="T154" style:family="text">
      <style:text-properties officeooo:rsid="00cb3ac6"/>
    </style:style>
    <style:style style:name="T155" style:family="text">
      <style:text-properties officeooo:rsid="00cb5a50"/>
    </style:style>
    <style:style style:name="T156" style:family="text">
      <style:text-properties officeooo:rsid="00cf2f98"/>
    </style:style>
    <style:style style:name="T157" style:family="text">
      <style:text-properties officeooo:rsid="00d125d9"/>
    </style:style>
    <style:style style:name="T158" style:family="text">
      <style:text-properties officeooo:rsid="00d3e54d"/>
    </style:style>
    <style:style style:name="T159" style:family="text">
      <style:text-properties officeooo:rsid="00d57d0b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9">CONTOUR Framework – 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Tejfel Máté</text:p>
            <text:p text:style-name="P14">Adjunktus, Informatika PhD</text:p>
          </table:table-cell>
          <table:table-cell table:style-name="Table1.A1" office:value-type="string">
            <text:p text:style-name="P16">Legéndi Richárd Olivér</text:p>
            <text:p text:style-name="P11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12">Kiss Nándor</text:p>
            <text:p text:style-name="P15">programtervező informatikus</text:p>
          </table:table-cell>
          <table:covered-table-cell/>
        </table:table-row>
      </table:table>
      <text:p text:style-name="P17">Budapest, 2014</text:p>
      <text:h text:style-name="P38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4"><text:a xlink:type="simple" xlink:href="#__RefHeading__256_1588513907" text:style-name="Index_20_Link" text:visited-style-name="Index_20_Link">Tartalom<text:tab/>2</text:a></text:p>
          <text:p text:style-name="P83"><text:a xlink:type="simple" xlink:href="#__RefHeading__1822_276372136" text:style-name="Index_20_Link" text:visited-style-name="Index_20_Link">1. Bevezető<text:tab/>4</text:a></text:p>
          <text:p text:style-name="P84"><text:a xlink:type="simple" xlink:href="#__RefHeading__1222_1284229645" text:style-name="Index_20_Link" text:visited-style-name="Index_20_Link">1.1. Motiváció<text:tab/>4</text:a></text:p>
          <text:p text:style-name="P85"><text:a xlink:type="simple" xlink:href="#__RefHeading__258_1588513907" text:style-name="Index_20_Link" text:visited-style-name="Index_20_Link">1.1.1. Webfejlesztés menete, mai módszertanok<text:tab/>4</text:a></text:p>
          <text:p text:style-name="P85"><text:a xlink:type="simple" xlink:href="#__RefHeading__260_1588513907" text:style-name="Index_20_Link" text:visited-style-name="Index_20_Link">1.1.2. Webfejlesztési trendek<text:tab/>5</text:a></text:p>
          <text:p text:style-name="P85"><text:a xlink:type="simple" xlink:href="#__RefHeading__316_1588513907" text:style-name="Index_20_Link" text:visited-style-name="Index_20_Link">1.1.3. Contour Framework létjogosultsága<text:tab/>5</text:a></text:p>
          <text:p text:style-name="P83"><text:a xlink:type="simple" xlink:href="#__RefHeading__1830_276372136" text:style-name="Index_20_Link" text:visited-style-name="Index_20_Link">2. Felhasználói dokumentáció<text:tab/>5</text:a></text:p>
          <text:p text:style-name="P84"><text:a xlink:type="simple" xlink:href="#__RefHeading__262_1588513907" text:style-name="Index_20_Link" text:visited-style-name="Index_20_Link">2.1. Alkalmazási területek<text:tab/>6</text:a></text:p>
          <text:p text:style-name="P84"><text:a xlink:type="simple" xlink:href="#__RefHeading__1832_276372136" text:style-name="Index_20_Link" text:visited-style-name="Index_20_Link">2.2. Rendszerkövetelmények<text:tab/>6</text:a></text:p>
          <text:p text:style-name="P84"><text:a xlink:type="simple" xlink:href="#__RefHeading__1834_276372136" text:style-name="Index_20_Link" text:visited-style-name="Index_20_Link">2.3. Demonstrációs alkalmazás telepítése<text:tab/>6</text:a></text:p>
          <text:p text:style-name="P84"><text:a xlink:type="simple" xlink:href="#__RefHeading__7990_1588513907" text:style-name="Index_20_Link" text:visited-style-name="Index_20_Link">2.4. Fejlesztés bemutatása a demonstrációs alkalmazás segítségével<text:tab/>8</text:a></text:p>
          <text:p text:style-name="P85"><text:a xlink:type="simple" xlink:href="#__RefHeading__7992_1588513907" text:style-name="Index_20_Link" text:visited-style-name="Index_20_Link">2.4.1. A lapbetöltés folyamatai<text:tab/>8</text:a></text:p>
          <text:p text:style-name="P85"><text:a xlink:type="simple" xlink:href="#__RefHeading__1224_1284229645" text:style-name="Index_20_Link" text:visited-style-name="Index_20_Link">2.4.2. Alkalmazás funkcionalitása<text:tab/>10</text:a></text:p>
          <text:p text:style-name="P85"><text:a xlink:type="simple" xlink:href="#__RefHeading__7994_1588513907" text:style-name="Index_20_Link" text:visited-style-name="Index_20_Link">2.4.3. Megvalósítás a keretrendszer segítségével<text:tab/>11</text:a></text:p>
          <text:p text:style-name="P85"><text:a xlink:type="simple" xlink:href="#__RefHeading__8028_1588513907" text:style-name="Index_20_Link" text:visited-style-name="Index_20_Link">2.4.4. Tesztelés<text:tab/>11</text:a></text:p>
          <text:p text:style-name="P83"><text:a xlink:type="simple" xlink:href="#__RefHeading__266_1588513907" text:style-name="Index_20_Link" text:visited-style-name="Index_20_Link">3. Fejlesztői dokumentáció<text:tab/>12</text:a></text:p>
          <text:p text:style-name="P84"><text:a xlink:type="simple" xlink:href="#__RefHeading__318_1588513907" text:style-name="Index_20_Link" text:visited-style-name="Index_20_Link">3.1 Vizió a kapcsolódó technológiák tükrében<text:tab/>12</text:a></text:p>
          <text:p text:style-name="P84"><text:a xlink:type="simple" xlink:href="#__RefHeading__7996_1588513907" text:style-name="Index_20_Link" text:visited-style-name="Index_20_Link">3.2 Megvalósítás problémái<text:tab/>12</text:a></text:p>
          <text:p text:style-name="P85"><text:a xlink:type="simple" xlink:href="#__RefHeading__7998_1588513907" text:style-name="Index_20_Link" text:visited-style-name="Index_20_Link">3.2.1. Modulrendszer felépítése<text:tab/>12</text:a></text:p>
          <text:p text:style-name="P85"><text:a xlink:type="simple" xlink:href="#__RefHeading__8000_1588513907" text:style-name="Index_20_Link" text:visited-style-name="Index_20_Link">3.2.2. API felépítés<text:tab/>12</text:a></text:p>
          <text:p text:style-name="P84"><text:a xlink:type="simple" xlink:href="#__RefHeading__8002_1588513907" text:style-name="Index_20_Link" text:visited-style-name="Index_20_Link">3.3. Modulok ismertetése<text:tab/>12</text:a></text:p>
          <text:p text:style-name="P85"><text:a xlink:type="simple" xlink:href="#__RefHeading__8004_1588513907" text:style-name="Index_20_Link" text:visited-style-name="Index_20_Link">3.3.1. Alapstruktúra felépítése<text:tab/>12</text:a></text:p>
          <text:p text:style-name="P85"><text:a xlink:type="simple" xlink:href="#__RefHeading__8006_1588513907" text:style-name="Index_20_Link" text:visited-style-name="Index_20_Link">3.3.2. Kommunikációs csomagok<text:tab/>13</text:a></text:p>
          <text:p text:style-name="P85"><text:soft-page-break/><text:a xlink:type="simple" xlink:href="#__RefHeading__8008_1588513907" text:style-name="Index_20_Link" text:visited-style-name="Index_20_Link">3.3.3. Logikai csomagok<text:tab/>13</text:a></text:p>
          <text:p text:style-name="P84"><text:a xlink:type="simple" xlink:href="#__RefHeading__8010_1588513907" text:style-name="Index_20_Link" text:visited-style-name="Index_20_Link">3.4. További fejlesztési lehetőségek<text:tab/>13</text:a></text:p>
          <text:p text:style-name="P83"><text:a xlink:type="simple" xlink:href="#__RefHeading__1892_276372136" text:style-name="Index_20_Link" text:visited-style-name="Index_20_Link">4. Irodalomjegyzék<text:tab/>13</text:a></text:p>
        </text:index-body>
      </text:table-of-content>
      <text:h text:style-name="Heading_20_1" text:outline-level="1"/>
      <text:h text:style-name="P38" text:outline-level="1"><text:bookmark-start text:name="_Toc375132215"/><text:bookmark-start text:name="__RefHeading__1822_276372136"/>1. Bevezető<text:bookmark-end text:name="_Toc375132215"/><text:bookmark-end text:name="__RefHeading__1822_276372136"/></text:h>
      <text:p text:style-name="P19"><text:span text:style-name="T14">A</text:span><text:span text:style-name="T13"> JavaScript </text:span><text:span text:style-name="T14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5">Persze az évek folyamán az elvárások nőttek, így a nyelvnek is fejlődnie kellett. </text:span><text:span text:style-name="T16">Az üzleti elvárások nyomására hamar születtek más – a JavaScripthez hasonló – nyelvek</text:span><text:span text:style-name="T17">(JScript, ActionScript)</text:span><text:span text:style-name="T16">. </text:span><text:span text:style-name="T17">Mielőtt a </text:span><text:span text:style-name="T16">helyzet </text:span><text:span text:style-name="T17">kaotikussá vált volna,</text:span><text:span text:style-name="T16"> létre </text:span><text:span text:style-name="T17">jött</text:span><text:span text:style-name="T16"> az ECMAScript szabvány, mely </text:span><text:span text:style-name="T17">ezeknek a különböző dialektusoknak</text:span><text:span text:style-name="T16"> </text:span><text:span text:style-name="T17">nyújt egy </text:span><text:span text:style-name="T16">nyelvi </text:span><text:span text:style-name="T17">szabványt</text:span><text:span text:style-name="T16">.</text:span></text:p>
      <text:p text:style-name="P20"><text:span text:style-name="T16">//</text:span><text:span text:style-name="T22">TODO: http://nyelvek.inf.elte.hu/leirasok/JavaScript/index.php?chapter=1</text:span></text:p>
      <text:h text:style-name="Heading_20_2" text:outline-level="2"><text:bookmark-start text:name="__RefHeading__1222_1284229645"/><text:bookmark-start text:name="_Toc375132216"/>1.1. <text:bookmark-end text:name="_Toc375132216"/><text:span text:style-name="T1">Motiváció</text:span><text:bookmark-end text:name="__RefHeading__1222_1284229645"/></text:h>
      <text:p text:style-name="P19"><text:span text:style-name="T18">A legtöbb fejlesztő számára viszont még mindig csak céleszköz, a HTML elemek animálására szolgáló </text:span><text:span text:style-name="T19">iskolanyelv. </text:span><text:span text:style-name="T20">A pehelysúlyú alkalmazások a különféle honlapokon pedig csak erősítik ezeket a sztereotípiákat. </text:span><text:span text:style-name="T21">A NodeJS megjelenésével viszont elindult egy komolyabb alkalmazási terület, mely még csak gyerekcipőben jár. </text:span><text:span text:style-name="T34"><text:s/>Olyan lehetőségek tárháza ez, mely </text:span><text:span text:style-name="T35">a következő években forradalmasíthatja a webfejlesztést.</text:span></text:p>
      <text:h text:style-name="P71" text:outline-level="3"><text:bookmark-start text:name="__RefHeading__258_1588513907"/>1.1.1. Webfejlesztés menete, mai módszertanok<text:bookmark-end text:name="__RefHeading__258_1588513907"/></text:h>
      <text:p text:style-name="P20"><text:span text:style-name="T22">Az egyetemi évek alatt többször dolgoztam webfejlesztőként, így gyűjtve tapasztalatokat a szakmában. Nem tagadom, hogy legfőképp a web széleskörű elterjedése miatt kezdtem </text:span><text:span text:style-name="T25">el</text:span><text:span text:style-name="T22"> ezzel foglalkozni. </text:span><text:span text:style-name="T26">Manapság a</text:span><text:span text:style-name="T22"> legtöbbet alkalmazott </text:span><text:span text:style-name="T105">szerkezeti</text:span><text:span text:style-name="T22"> minta az MVC </text:span><text:span text:style-name="T27">- </text:span><text:span text:style-name="T22">azaz Model-View-Controller </text:span><text:span text:style-name="T27">-</text:span><text:span text:style-name="T22"> létrehozott egy kézenfekvő munkamegosztást, </text:span><text:span text:style-name="T23">szerver- és kliens-oldalra tagolva a fejlesztést. Így a sitebuilder és a backend fejlesztő - megfelelő tervezéssel - párhuzamosan dolgozhatnak. </text:span><text:span text:style-name="T22">Szerver-oldalon PHP nyelven kódoltam </text:span><text:span text:style-name="T23">alkalmazásaim</text:span><text:span text:style-name="T24">at</text:span><text:span text:style-name="T22"> és eleinte kényelmesnek tűnt a kliens-oldal eleresztése. </text:span><text:span text:style-name="T23">Később viszont úgy éreztem, hogy nagyon sok hiba adódik ezen két oldal egymástól független működéséből. Hiszen a bevett, elegáns szokás szerint a szerver a bejövő kérés válaszaként összeállítja a HTML kódot, majd annak végére fűzi a JavaScript modulok indításához szükséges információkat. </text:span><text:span text:style-name="T36">Ebben a</text:span><text:span text:style-name="T27"> munkamenetben</text:span><text:span text:style-name="T25"> </text:span><text:span text:style-name="T27">mindig a szerver állítja elő a HTML kódot, mely nagyon sok műveletet </text:span><text:soft-page-break/><text:span text:style-name="T27">jelent karakterláncokkal. És ezen a ponton elvész az objektum-orientált tervezési lehetőség. Hiszen a HTML sablon fájlokban szétszórt változók és műveletek összességét felváltani osztályelmélettel, majd azt szerializálva előállítani a HTML kódot iszonyú költéségeket vonna maga után</text:span><text:span text:style-name="T28"> terhelésben és fejlesztési időben egyaránt. </text:span><text:span text:style-name="T29">Ez a módszer az ismert karakterlánc műveletek hibáit gerjeszti, kliens-oldalon pedig a JavaScript függőségekre kell legfőképp odafigyelni.</text:span></text:p>
      <text:h text:style-name="P66" text:outline-level="3"><text:bookmark-start text:name="__RefHeading__260_1588513907"/>1.1.2. Webfejlesztés<text:span text:style-name="T20">i trendek</text:span><text:bookmark-end text:name="__RefHeading__260_1588513907"/></text:h>
      <text:p text:style-name="P25"><text:span text:style-name="T30">Mára egyre többen építik az alkalmazásaikat inkább a kliens-oldalra, mintsem a szerver-oldalra támaszkodva. Ekkor </text:span><text:span text:style-name="T31">a backend </text:span><text:span text:style-name="T37">- </text:span><text:span text:style-name="T31">néhány szinkron végponton kívül </text:span><text:span text:style-name="T37">- </text:span><text:span text:style-name="T31"><text:s/>több aszinkront működtet. Ezek lényeges különbsége, hogy a szinkron végpont válasza <text:s/>HTML kód, </text:span><text:span text:style-name="T37">vagy egyéb forrás kód</text:span><text:span text:style-name="T31">, míg az aszinkronoké valamilyen adatstruktúra - többnyire JSON. </text:span><text:span text:style-name="T32">Ebben az esetben már jó néhány alkalmazás logika bonyolítását végzi a böngésző, </text:span><text:span text:style-name="T33">de nem szűnik meg teljesen a szerver által előállított HTML kód. </text:span><text:span text:style-name="T106">Mára a cloud, azaz felhő rendszerek használata is egyre elterjedtebb, melynek segítségével a felhasználónak nem kell lokálisan tárolnia állományait, hanem egy távoli helyen, biztonságban tudhatja azokat. Ezen felbuzdúlva születnek sorra olyan a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/text:p>
      <text:h text:style-name="P67" text:outline-level="3"><text:bookmark-start text:name="__RefHeading__316_1588513907"/>1.1.3. Contour Framework létjogosultsága<text:bookmark-end text:name="__RefHeading__316_1588513907"/></text:h>
      <text:p text:style-name="Standard">// <text:span text:style-name="T156">TODO valahogy úgy kellene ezt kezdeni, hogy most csak a HTML elemek között megy a válogatás id/class szerint és ez itt megszűnt, majd rátérni, hogy miként símul a contour az új trendekre, és milyen esetleges irányba vinné azokat</text:span></text:p>
      <text:h text:style-name="Heading_20_1" text:outline-level="1"><text:bookmark-start text:name="_Toc375132219"/><text:bookmark-start text:name="__RefHeading__1830_276372136"/>2. Felhasználói dokumentáció<text:bookmark-end text:name="_Toc375132219"/><text:bookmark-end text:name="__RefHeading__1830_276372136"/></text:h>
      <text:p text:style-name="P23">Szakdolgozatom tárgya és terméke egy fejlesztői keretrendszer, így a felhasználói dokumentáció is csak fejlesztőknek szól<text:span text:style-name="T107">hat</text:span>. Egyfajta ajánlás a használati módokra.</text:p>
      <text:h text:style-name="P7" text:outline-level="2"><text:bookmark-start text:name="__RefHeading__262_1588513907"/><text:soft-page-break/><text:span text:style-name="T2">2.1. </text:span><text:span text:style-name="T3">Alkalmazási területek</text:span><text:bookmark-end text:name="__RefHeading__262_1588513907"/></text:h>
      <text:p text:style-name="P21"><text:span text:style-name="T38">A Contour Framework azoknak a szoftvereknek a fejlesztését segíti, melyek komplexitásukban, szolgáltatásaikban asztali alkalmazásokhoz közelítenek. </text:span><text:span text:style-name="T108">Ott </text:span><text:span text:style-name="T108">alkalmazható igazán, a</text:span><text:span text:style-name="T38">hol nem a lapbetöltés sebességének növelése a cél, hanem inkább a kód karbantarthatósága, a fejlesztési és tesztelési idő minimalizálása. </text:span><text:span text:style-name="T108">Azoknál az </text:span><text:span text:style-name="T109">szoftvereknél</text:span><text:span text:style-name="T108">, ahol </text:span><text:span text:style-name="T109">az </text:span><text:span text:style-name="T108">üzleti értékü szolgáltatások rendelkezésreállást követelnek. </text:span><text:span text:style-name="T38">Olyan alkalmazások alapjának nyújt alternatívát, melye</text:span><text:span text:style-name="T39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110">valamint a fentebb említett felhő alapú alkalmazások. </text:span><text:span text:style-name="T121">Ezúton említeném meg, hogy a szoftver MIT licensszel rendelkezik, így szabadon felhasználható.</text:span></text:p>
      <text:h text:style-name="P8" text:outline-level="2"><text:bookmark-start text:name="_Toc375132220"/><text:bookmark-start text:name="__RefHeading__1832_276372136"/>2.<text:span text:style-name="T4">2</text:span>. Rendszerkövetelmények<text:bookmark-end text:name="_Toc375132220"/><text:bookmark-end text:name="__RefHeading__1832_276372136"/></text:h>
      <text:p text:style-name="P22"><text:span text:style-name="T40">Mint ahogy a legtöbb szoftvernek, ennek is vannak rendszerkövetelményei, melyekre feltétlenül támaszkodik a keretrendszer. </text:span><text:span text:style-name="T41">Ilyen például a már fentebb is említett NodeJS webszerver, mely elérhető a főbb operációs rendszereken. </text:span><text:span text:style-name="T42">Valamint a frontend oldal kiszolgáláshoz szükséges egy Nginx webszerver is. Az utóbbi webszerver elhagyható lenne, de statikus fájlok kiszolgálásában ez az egyik leggyorsabb technológia az egyszálúsága, és </text:span><text:span text:style-name="T111">gyorsítótár technológiái </text:span><text:span text:style-name="T42">maitt. Ezek mellett a MongoDB adatbázis</text:span><text:span text:style-name="T112">szerver </text:span><text:span text:style-name="T113">is </text:span><text:span text:style-name="T42">szükséges lesz a demonstrációs alkalmazáshoz. </text:span><text:span text:style-name="T114">A noSQL technológiák is egyre elterjedtebbek azokon a területeken, ahol a rendelkezésreállás fontosabb, mint a konzisztencia. Éppen ezért a </text:span><text:span text:style-name="T42">későbbiekben a </text:span><text:span text:style-name="T115">keretrendszer </text:span><text:span text:style-name="T42">munkamenet</text:span><text:span text:style-name="T115">-</text:span><text:span text:style-name="T42">kezelés</text:span><text:span text:style-name="T115">e</text:span><text:span text:style-name="T42"> is valamilyen hasonló noSQL adatbázisra építkezik maj</text:span><text:span text:style-name="T115">d</text:span><text:span text:style-name="T114">. </text:span><text:span text:style-name="T116">Így egyszerű struktúrában villámgyorsan lekérdezhetőek lesznek a felhasználók munkamenetei.</text:span></text:p>
      <text:p text:style-name="P22"><text:span text:style-name="T42">// </text:span><text:span text:style-name="T43">TODO link az nginx gyorsaság alátámasztására</text:span></text:p>
      <text:h text:style-name="P39" text:outline-level="2"><text:bookmark-start text:name="__RefHeading__1834_276372136"/><text:bookmark-start text:name="_Toc375132221"/>2.<text:span text:style-name="T4">3</text:span>. <text:bookmark-end text:name="_Toc375132221"/><text:span text:style-name="T43">Demonstrációs alkalmazás t</text:span><text:span text:style-name="T1">elepítés</text:span><text:span text:style-name="T43">e</text:span><text:bookmark-end text:name="__RefHeading__1834_276372136"/></text:h>
      <text:list xml:id="list4247689520685754270" text:style-name="L1">
        <text:list-item>
          <text:p text:style-name="P49">Mindenek előtt rendelkeznünk kell egy Nginx szerverrel. A telepítésről bővebb információk: // TODO wiki.nginx.com vmi install</text:p>
        </text:list-item>
        <text:list-item>
          <text:p text:style-name="P42"><text:soft-page-break/><text:span text:style-name="T43">Követekező lépésben konfigurálnunk kell az előbb telepített webszervert, hogy egy végponton válaszként dobja vissza a kért statikus fájlokat, egy másikon pedig proxy-ként működve nyújtson átjárást a NodeJS szerverhez.<text:line-break/>// </text:span><text:span text:style-name="T44">TODO nginx_conf_screen képernyőképe</text:span></text:p>
        </text:list-item>
        <text:list-item>
          <text:p text:style-name="P43"><text:span text:style-name="T45">Majd telepítsük a NodeJS szervert, valamint az </text:span><text:span text:style-name="T46">Node Packaged Modules-t</text:span><text:span text:style-name="T45"> az útmutató alapján. // TODO link</text:span></text:p>
        </text:list-item>
        <text:list-item>
          <text:p text:style-name="P44"><text:span text:style-name="T47">Továbbá szükséges lesz a MongoDB </text:span><text:span text:style-name="T48">adatbázis szerver telepítése, </text:span><text:span text:style-name="T145">és indítása.</text:span><text:span text:style-name="T48"> </text:span><text:span text:style-name="T49">// TODO: mongoDB install link</text:span></text:p>
        </text:list-item>
        <text:list-item>
          <text:p text:style-name="P45"><text:span text:style-name="T50">Ezután következhet a példa alkalmazás letöltése a git repository-kból. A frontend alkalmazás </text:span><text:a xlink:type="simple" xlink:href="https://github.com/kipal/NodeMongoAdmin/"><text:span text:style-name="T50">https://github.com/kipal/NodeMongoAdmin/</text:span></text:a><text:span text:style-name="T50"> link alatt érhető el, </text:span><text:span text:style-name="T51">az adatbázis API pedig </text:span><text:a xlink:type="simple" xlink:href="https://github.com/kipal/MongoAPI"><text:span text:style-name="T51">https://github.com/kipal/MongoAPI</text:span></text:a><text:span text:style-name="T51"> itt. </text:span><text:span text:style-name="T72">A konfigurációs állomány egy külön repository-ban helyezkedik el, mivel mind a két alkalmazás ugyanezt használja - </text:span><text:span text:style-name="T86">ezáltal</text:span><text:span text:style-name="T72"> „ismerik” egymást. Célszerű volt ezek submodule-jaként felvenni a konfigurációs repository-t. Ebből következik, hogy a repository-k klónozásakor kezdeményezni kell a submodule-ok rekurzív lekérését. </text:span><text:span text:style-name="T73">Tehát a két parancs a következőképp néz ki:<text:line-break/></text:span><text:span text:style-name="T118">git clone git@github.com:kipal/NodeMongoAdmin.git --recursive ./</text:span><text:span text:style-name="T119">&lt;frontend-mappa-nev&gt;</text:span><text:span text:style-name="T118"><text:line-break/>git clone git@github.com:kipal/MongoAPI.git --recursive ./</text:span><text:span text:style-name="T119">&lt;api-mappa-nev&gt;</text:span></text:p>
        </text:list-item>
        <text:list-item>
          <text:p text:style-name="P46"><text:span text:style-name="T117">Természetesen ezektől teljesen független repository-ban található a keretrendszer, de az npm csomagkezelő segítségével letöltődik, és a helyes konfigurációban áll a rendelkezésünkre. Ezt a folyamatot az </text:span><text:span text:style-name="T54">npm update</text:span><text:span text:style-name="T71"> paranccsal indíthatjuk el. </text:span><text:span text:style-name="T85">Két alkalmazásnak különböző </text:span><text:span text:style-name="T85">függőségei is vannak</text:span><text:span text:style-name="T71">, így mind a két helyen ki kell adnunk ezt a parancsot.</text:span></text:p>
        </text:list-item>
        <text:list-item>
          <text:p text:style-name="P47"><text:span text:style-name="T52">Indításuk pedig a </text:span><text:span text:style-name="T53">node start-frontend.js </text:span><text:span text:style-name="T67">és a </text:span><text:span text:style-name="T53">node start-api.js</text:span><text:span text:style-name="T67"> parancsokkal történik.</text:span></text:p>
          <text:p text:style-name="P48"><text:span text:style-name="T68">Ha minden sikeresen lezajlott, akkor </text:span><text:span text:style-name="T69">a következő képernyő tárul elénk, </text:span><text:span text:style-name="T70">melyen a betöltött modulok jelennek meg.</text:span></text:p>
          <text:p text:style-name="P50">// TODO képernyőkép </text:p>
        </text:list-item>
      </text:list>
      <text:h text:style-name="P40" text:outline-level="2"><text:bookmark-start text:name="__RefHeading__7990_1588513907"/><text:soft-page-break/><text:span text:style-name="T11">2.4. </text:span><text:span text:style-name="T12">Fejlesztés bemutatása a d</text:span><text:span text:style-name="T11">emonstrációs alkalmazás</text:span><text:span text:style-name="T12"> segítségével</text:span><text:bookmark-end text:name="__RefHeading__7990_1588513907"/></text:h>
      <text:p text:style-name="P24"><text:span text:style-name="T120">Ha sikeresen elindult a demonstrációs alkalmazás, akkor a „</text:span><text:a xlink:type="simple" xlink:href="http://localhost/"><text:span text:style-name="T120">http://localhost</text:span></text:a><text:span text:style-name="T120">”-ot begépelve a böngésző URL sorába a következő képernyő jelenik meg.</text:span></text:p>
      <text:p text:style-name="P31">// TODO képernyőkép</text:p>
      <text:h text:style-name="P61" text:outline-level="3"><text:bookmark-start text:name="__RefHeading__7992_1588513907"/><text:span text:style-name="T11">2.4.1. </text:span><text:span text:style-name="T122">A lapbetöltés folyamatai</text:span><text:bookmark-end text:name="__RefHeading__7992_1588513907"/></text:h>
      <text:p text:style-name="P26"><text:span text:style-name="T122">// </text:span><text:span text:style-name="T123">TODO </text:span><text:a xlink:type="simple" xlink:href="http://fejlodesutjan.hu/contour/flowchart.png"><text:span text:style-name="T123">http://fejlodesutjan.hu/contour/flowchart.png</text:span></text:a></text:p>
      <text:p text:style-name="P32">A fenti ábrán jól látszik(// TODO ábraszám), hogy a lapbetöltés valamelyest eltér a megszokottól. A bevett szokás szerint a böngésző egy hoszttól URI-k alapján szinkron hívást indít, melynek a végeredménye egy HTML kód, <text:span text:style-name="T138">mely linkek formájában tartalmazza a különböző URI-kat</text:span>. Ezzel persze jöhetnek még továbbá JavaScript kódok is, melyek aszinkron hivásokat is indíthatnak. Az Contour Frameworkben viszont a lapbetöltés már az alkalmazás részének számít, így a következőképp alakul.</text:p>
      <text:list xml:id="list1258051794222799291" text:style-name="WWNum12">
        <text:list-header>
          <text:h text:style-name="P72" text:outline-level="4">Szinkron hívások</text:h>
        </text:list-header>
      </text:list>
      <text:p text:style-name="P26"><text:span text:style-name="T123">Sajnos a böngésző, csak úgy képes felépíteni egy HTML oldalt, ha </text:span><text:span text:style-name="T124">a szinkron kérésére,</text:span><text:span text:style-name="T123"> a szerver válasza is HTML formátumú. Így megkerülhetetlen, hogy legalább egy szinkronhívást kezdeményezzen a kliens, mely esetünkben a „/” jelenti. </text:span><text:span text:style-name="T124">Ekkor a következő választ adja a szerver.</text:span></text:p>
      <text:p text:style-name="P26"><text:span text:style-name="T124">// </text:span><text:span text:style-name="T125">TODO html válasz bemásolása</text:span></text:p>
      <text:p text:style-name="P27"><text:span text:style-name="T125">Ez egy jól áttekinthető, minimális hosszúságú kód, mely két JavaScript forrást kér, a keretrendszer és az alkalmazás kódját. </text:span><text:span text:style-name="T126">Ezek további két szinkronhívást jelentenek, melyeket csak a szeparáltság kedvéért válogattam szét. </text:span><text:span text:style-name="T128">Természetesen szerepelhetnének a kódba ágyazva is.</text:span></text:p>
      <text:list xml:id="list1904656486" text:continue-numbering="true" text:style-name="WWNum12">
        <text:list-header>
          <text:h text:style-name="P73" text:outline-level="4"><text:span text:style-name="T127">Kliensoldali kódok generálása, </text:span><text:span text:style-name="T129">küldése</text:span></text:h>
        </text:list-header>
      </text:list>
      <text:p text:style-name="P28"><text:span text:style-name="T130">A rendszer ezen a ponton viselkedik teljesen különböző módon, mint eddigi társai. </text:span><text:span text:style-name="T131">Az </text:span><text:span text:style-name="T132">jólbevált</text:span><text:span text:style-name="T131"> módszertanok a JavaScript forrásokat statikus, előre tömörített tartalmakként k</text:span><text:span text:style-name="T132">ezelték, és küldték ki a kliensekhez</text:span><text:span text:style-name="T131">. </text:span><text:span text:style-name="T133">A Contour Frameworkben viszont ezeket a kódokat a saját forrásaiból állítja elő. Megértéséhez vegyünk egy komplexebb példát.</text:span></text:p>
      <text:p text:style-name="P33">// TODO egy példakód bemásolása</text:p>
      <text:p text:style-name="P29"><text:soft-page-break/><text:span text:style-name="T134">Egy fő szempont volt számomra, hogy minél inkább hasonlítsanak a kódok az osztályalapú tervezéshez. </text:span><text:span text:style-name="T135">Viszont szándékosan nem szeretném az egyes modulokat osztályoknak hívni, mert kilép az osztály korlátai közül, a benne szereplő konstruktor függvény/függvények lehetőségei pedig alulmúlják azokat.</text:span></text:p>
      <text:p text:style-name="P30"><text:span text:style-name="T136">A NodeJS a CommonJS által lefektetett modulrendszerre alapszik. Egy fájlt egy modulnak tekinthetünk, melynek az egyetlen behatolási pontja a </text:span><text:span text:style-name="T55">module.exports</text:span><text:span text:style-name="T74"> alatt található. Létrehoztam egy absztrakt </text:span><text:span text:style-name="T55">Module </text:span><text:span text:style-name="T74">konstruktor függvényt, mely paraménterként egy függvényt vár. Ez nem csak egyszerűen egy függvény, hiszen a később megadott függőségekkel module mintaként indítja azt. </text:span><text:span text:style-name="T75">Ezáltal megoldhatóvá vált, hogy az alkalmazás indításakor az összes fájl betöltődjön, és megkapja azokat a modulokat, melyektől függ. </text:span><text:span text:style-name="T74">Ez jól szeparálttá teszi a kódot, </text:span><text:span text:style-name="T75">és nem kell használni sehol sem a </text:span><text:span text:style-name="T56">require </text:span><text:span text:style-name="T75">parancsot</text:span><text:span text:style-name="T74">. Persze a </text:span><text:span text:style-name="T55">Module</text:span><text:span text:style-name="T74"> </text:span><text:span text:style-name="T75">a paraméterként megkapott modul függvényt nem tudja továbbküldeni a kliensoldalra. Ezért létrehoztam ennek egy gyermek konstruktor függvényét, melyet </text:span><text:span text:style-name="T56">ClientScript-</text:span><text:span text:style-name="T75">nek hívok. Ez már kibővített funkcionalitásaival felkínálja a modult szerver és kliens-oldali használatra egyaránt. </text:span></text:p>
      <text:p text:style-name="P34"><text:span text:style-name="T76">Előszöris a konstruktor függvény bemutatásával kezdeném a </text:span><text:span text:style-name="T77">felépítés jellemzését. </text:span><text:span text:style-name="T78">Ennek a neve esetünkben </text:span><text:span text:style-name="T57">LeftMenuElementWidget</text:span><text:span text:style-name="T78">, </text:span><text:span text:style-name="T87">ahogy az a mintán is látszik//TODO ábrajegyzék kódja</text:span><text:span text:style-name="T78">. </text:span><text:span text:style-name="T88">Fontos megemlíteni, hogy</text:span><text:span text:style-name="T80"> a modul végén ez lesz a visszatérési érték is</text:span><text:span text:style-name="T78"> </text:span><text:span text:style-name="T79">A TODO jelölt pontokon származtatja magát a </text:span><text:span text:style-name="T58">CommonWidget</text:span><text:span text:style-name="T79">-ből</text:span><text:span text:style-name="T80">. </text:span><text:span text:style-name="T81">Lentebb a </text:span><text:span text:style-name="T59">signUp</text:span><text:span text:style-name="T81"> metódusban lehet feliratni a modult, hogy kikerüljön kliens-oldalra. </text:span><text:span text:style-name="T88">Ez a metódus </text:span><text:span text:style-name="T81">lehetőséget nyújt a modul </text:span><text:span text:style-name="T89">meta adatainak feltöltésére, valmint manipulálására is</text:span><text:span text:style-name="T81">. A </text:span><text:span text:style-name="T59">name</text:span><text:span text:style-name="T81"> kötelezően </text:span><text:span text:style-name="T83">feltöltendő</text:span><text:span text:style-name="T81"> </text:span><text:span text:style-name="T83">attribútum</text:span><text:span text:style-name="T81">, </text:span><text:span text:style-name="T82">melyben értelemszerűen meg kell adni a modul nevét. </text:span><text:span text:style-name="T83">A </text:span><text:span text:style-name="T61">dep</text:span><text:span text:style-name="T83"> kulcs dependencies-t rövidíti, mely alatt sorakoznak a modul által használni kívánt egyéb modulok. Itt jegyezném meg, hogy a modulokra hivatkozó karakterláncok, mindig pontokkal elválasztva szerepelnek.</text:span><text:span text:style-name="T82"> </text:span><text:span text:style-name="T83">P</text:span><text:span text:style-name="T82">refixként </text:span><text:span text:style-name="T83">az </text:span><text:span text:style-name="T82">elérési </text:span><text:span text:style-name="T83">utat kell megadni, </text:span><text:span text:style-name="T84">és </text:span><text:span text:style-name="T90">a </text:span><text:span text:style-name="T84">modul neve kötelezően megegyezik a fájl nevével,</text:span><text:span text:style-name="T82"> akár csak Java-ban az </text:span><text:span text:style-name="T60">import</text:span><text:span text:style-name="T82"> parancs eseté</text:span><text:span text:style-name="T84">n. </text:span><text:span text:style-name="T90">A </text:span><text:span text:style-name="T62">name</text:span><text:span text:style-name="T90"> attribútumban viszont a gyökér pontot nem kell megadni, hiszen csak ahhoz tartozhat.</text:span></text:p>
      <text:p text:style-name="P30"><text:span text:style-name="T136">// TODO commonjsre bizonyítékként link </text:span><text:span text:style-name="T137">+ lehet, hogy itt a module-ról szóló részt inkább a fejlesztői doksiba kellene tenni.</text:span></text:p>
      <text:list xml:id="list285272397" text:continue-numbering="true" text:style-name="WWNum12">
        <text:list-header>
          <text:h text:style-name="P74" text:outline-level="4"><text:soft-page-break/>Aszinkron hívások</text:h>
        </text:list-header>
      </text:list>
      <text:p text:style-name="P35"><text:span text:style-name="T139">Miután betöltődött az alkalmazás, már csak aszinkron hivások indulnak a szerver felé, </text:span><text:span text:style-name="T140">méghozzá egyetlen végpontra. </text:span><text:span text:style-name="T141">Ez a végpont csak JSON kéréseket tud fogadni, mert azt megpróbálja </text:span><text:span text:style-name="T63">Request</text:span><text:span text:style-name="T91"> objektummá alakítani, </text:span><text:span text:style-name="T92">ellenkező esetben </text:span><text:span text:style-name="T93">a kérés hibával tér vissza. </text:span><text:span text:style-name="T94">Persze a hívás lebonyolítására készült egy </text:span><text:span text:style-name="T64">RequestHandler</text:span><text:span text:style-name="T94"> nevű modul, mely csak a megfelelő formában tud kommunikálni, elkerülve a hibákat.</text:span></text:p>
      <text:h text:style-name="P62" text:outline-level="3"><text:bookmark-start text:name="__RefHeading__1224_1284229645"/><text:span text:style-name="T11">2.4.</text:span><text:span text:style-name="T122">2</text:span><text:span text:style-name="T11">. </text:span><text:span text:style-name="T12">Alkalmazás funkcionalitása</text:span><text:bookmark-end text:name="__RefHeading__1224_1284229645"/></text:h>
      <text:p text:style-name="P36"><text:span text:style-name="T142">Demonstrációs alkalmazásnak egy adatbázis kezelőt választottam, melyet a </text:span><text:span text:style-name="T144">jól ismert </text:span><text:span text:style-name="T65">phpMyAdmin</text:span><text:span text:style-name="T142"> inspirált, így lett a neve „NodeMyMongo”. Azért is került erre a választás, mert a szakdolgozat leadásakor, a MongoDB adatbázishoz nem találtam NodeJS-ben írt grafikus, webes kezelő szoftvert. </text:span><text:span text:style-name="T143">Persze a MongoDB funkcionalitásai széleskörűek, így kezdetben csak egy olyan szoftvert </text:span><text:span text:style-name="T144">hoztam létre</text:span><text:span text:style-name="T143">, mely az alapvető, mindennapi adatbázis funkciókat látja el.</text:span></text:p>
      <text:p text:style-name="P36"><text:span text:style-name="T143">// </text:span><text:span text:style-name="T144">TODO Újabb képernyőkép számozással, vagy vmi jelöléssel</text:span></text:p>
      <text:p text:style-name="P51">Jelenleg két fő menüpont érhető el. A „Browse” melynek lehetőséget kínál az adatbázisok megtekintéséhez, és módosításához, valamint a „Status”, mely megjeleníti az adatbázis szerver aktuális állapotát.</text:p>
      <text:list xml:id="list1558940354" text:continue-numbering="true" text:style-name="WWNum12">
        <text:list-header>
          <text:h text:style-name="P76" text:outline-level="4">Adatbázis műveletek</text:h>
        </text:list-header>
      </text:list>
      <text:p text:style-name="P37"><text:span text:style-name="T95">A baloldali dobozban egy listában szerepelnek a szerveren </text:span><text:span text:style-name="T96">fellelhető</text:span><text:span text:style-name="T95"> adatbázisok. </text:span><text:span text:style-name="T97">Elütő színnel szereplnek a „capped” adatbázisok, ezzel is jelezve, hogy nem belőlük nem lehet dokumentumokat törölni. </text:span><text:span text:style-name="T98">Egy elemre kattintva betöltődnek az aktuállis kollekciók. </text:span><text:span text:style-name="T99">Az elemek mellett pedig szerepel egy „-” gomb, melyre duplán kattintva törlődik az adatbázis. </text:span><text:span text:style-name="T100">Új adatbázis felviteléhez pedig a lista legelső elemében szerepel egy input mező, mely az adatbázis nevét várja. A mellette látható „+” gombra kattintva létrejön az adatbázis.</text:span></text:p>
      <text:list xml:id="list810647647" text:continue-numbering="true" text:style-name="WWNum12">
        <text:list-header>
          <text:h text:style-name="P75" text:outline-level="4">Kollekció műveletek</text:h>
        </text:list-header>
      </text:list>
      <text:p text:style-name="P52"><text:span text:style-name="T146">Ahogy már fentebb említettem, egy adatbázisra kattintva megjelennek annak kollekciói. </text:span><text:span text:style-name="T148">Egy elemre kattintva betöltődik a jobb oldalon elhelyezkedő munkaterületre a benne található dokumentumok. </text:span><text:span text:style-name="T147">Minden </text:span><text:span text:style-name="T148">kollekció</text:span><text:span text:style-name="T147"> mellett szerepel egy „-” gomb – akárcsak az adatbázisoknál –, melyre kattintva törlődik az aktuális kollekció. </text:span><text:span text:style-name="T149">A lista utolsó eleme pedig egy input mező, mely hasonlóképp működik, mint az </text:span><text:soft-page-break/><text:span text:style-name="T149">adatbázisoknál, s a „+” gombra kattintva felvételre kerül a megfelelő adatbázis alá az új kollekció.</text:span></text:p>
      <text:list xml:id="list1509068018" text:continue-numbering="true" text:style-name="WWNum12">
        <text:list-header>
          <text:h text:style-name="P76" text:outline-level="4">Dokumentum műveletek</text:h>
        </text:list-header>
      </text:list>
      <text:p text:style-name="P53"><text:span text:style-name="T150">A jobboldali munkaterületen az aktuálisan kiválasztott kollekció dokumentuma</text:span><text:span text:style-name="T151">inak listája található</text:span><text:span text:style-name="T150">. </text:span><text:span text:style-name="T151">A mongoDB adatbázisban egy dokumentum felvételekor generálódik egy azonosító hash az </text:span><text:span text:style-name="T66">_id</text:span><text:span text:style-name="T101"> kulcsa alá, ami elsődleges kulcsként tekinthető. </text:span><text:span text:style-name="T102">A listában ezért csak ezek jelennek meg, majd rájuk kattintva nyílik le egy doboz a tartalmukkal.</text:span></text:p>
      <text:p text:style-name="P53"><text:span text:style-name="T102">// </text:span><text:span text:style-name="T103">TODO h</text:span><text:span text:style-name="T104">a végleges lett</text:span><text:span text:style-name="T103"> a fejlesztés, akkor majd folytatni.</text:span></text:p>
      <text:list xml:id="list945840047" text:continue-numbering="true" text:style-name="WWNum12">
        <text:list-header>
          <text:h text:style-name="P77" text:outline-level="4">Szerver s<text:span text:style-name="T152">tátusz</text:span></text:h>
        </text:list-header>
      </text:list>
      <text:p text:style-name="P54"><text:span text:style-name="T152">A menüsoron a „Status” gombra kattintva jelenik meg a munkaterületen a szerver aktuális mérőszámai.</text:span></text:p>
      <text:p text:style-name="P54"><text:span text:style-name="T152">// </text:span><text:span text:style-name="T153">TODO fejlesztés után lehet majd írni tovább.</text:span></text:p>
      <text:h text:style-name="P65" text:outline-level="3"><text:bookmark-start text:name="__RefHeading__7994_1588513907"/><text:span text:style-name="T12">2.4.</text:span><text:span text:style-name="T122">3</text:span><text:span text:style-name="T12">. Megvalósítás</text:span><text:span text:style-name="T154"> a keretrendszer segítségével</text:span><text:bookmark-end text:name="__RefHeading__7994_1588513907"/></text:h>
      <text:list xml:id="list405297765" text:continue-numbering="true" text:style-name="WWNum12">
        <text:list-header>
          <text:h text:style-name="Heading_20_4" text:outline-level="4"><text:span text:style-name="T155">Frontend szerviz –</text:span><text:span text:style-name="T157"> szerver oldal</text:span></text:h>
        </text:list-header>
      </text:list>
      <text:p text:style-name="Standard"><text:span text:style-name="T157">// </text:span><text:span text:style-name="T158">TODO itt a szerver (async!)felépítését, a responseHandlert kellene kitárgyalni visszautalásokkal a 2.4.1-es pontra</text:span></text:p>
      <text:list xml:id="list1553720929" text:continue-numbering="true" text:style-name="WWNum12">
        <text:list-header>
          <text:h text:style-name="P81" text:outline-level="4"><text:span text:style-name="T157">Frontend szerviz - kliens-oldal</text:span></text:h>
        </text:list-header>
      </text:list>
      <text:p text:style-name="Standard"><text:span text:style-name="T155">// </text:span><text:span text:style-name="T158">TODO mi az a widget, hogyan épül az MVC-re, MongoModel, View-k tárgyalása.</text:span></text:p>
      <text:list xml:id="list164514511" text:continue-numbering="true" text:style-name="WWNum12">
        <text:list-header>
          <text:h text:style-name="P80" text:outline-level="4"><text:span text:style-name="T155">API szerviz</text:span></text:h>
        </text:list-header>
      </text:list>
      <text:p text:style-name="Standard"><text:span text:style-name="T155">// </text:span><text:span text:style-name="T158">TODO async mongoDB szerver.</text:span></text:p>
      <text:h text:style-name="P68" text:outline-level="3"><text:bookmark-start text:name="__RefHeading__8028_1588513907"/>2.4.<text:span text:style-name="T122">4</text:span>. Tesztelés<text:bookmark-end text:name="__RefHeading__8028_1588513907"/></text:h>
      <text:p text:style-name="P55"><text:span text:style-name="T158">// TODO képernyőképekkel tarkított „idekatt – odakatt” lista.</text:span></text:p>
      <text:h text:style-name="P10" text:outline-level="1"><text:bookmark-start text:name="__RefHeading__266_1588513907"/><text:bookmark-start text:name="_Toc375132226"/><text:soft-page-break/>3. Fejlesztői dokumentáció<text:bookmark-end text:name="__RefHeading__266_1588513907"/><text:bookmark-end text:name="_Toc375132226"/></text:h>
      <text:h text:style-name="P57" text:outline-level="2"><text:bookmark-start text:name="__RefHeading__318_1588513907"/><text:span text:style-name="T4">3.1 </text:span><text:span text:style-name="T5">Vizió </text:span><text:span text:style-name="T6">a kapcsolódó technológiák tükrében</text:span><text:bookmark-end text:name="__RefHeading__318_1588513907"/></text:h>
      <text:p text:style-name="Standard"><text:span text:style-name="T6"/></text:p>
      <text:h text:style-name="P58" text:outline-level="2"><text:bookmark-start text:name="__RefHeading__7996_1588513907"/>3.2 Megvalósítás problémái<text:bookmark-end text:name="__RefHeading__7996_1588513907"/></text:h>
      <text:p text:style-name="Standard"/>
      <text:h text:style-name="P69" text:outline-level="3"><text:bookmark-start text:name="__RefHeading__7998_1588513907"/>3.2.1. Modulrendszer felépítése<text:bookmark-end text:name="__RefHeading__7998_1588513907"/></text:h>
      <text:p text:style-name="Standard"/>
      <text:h text:style-name="P78" text:outline-level="4">NodeJS module kezelése</text:h>
      <text:p text:style-name="Standard"/>
      <text:h text:style-name="P79" text:outline-level="4">Elforkolt repo<text:span text:style-name="T158">sitory</text:span></text:h>
      <text:p text:style-name="Standard"><text:span text:style-name="T158"/></text:p>
      <text:h text:style-name="P78" text:outline-level="4">Szerver-oldal</text:h>
      <text:p text:style-name="Standard"/>
      <text:h text:style-name="P78" text:outline-level="4">Kliens-oldal</text:h>
      <text:p text:style-name="Standard"/>
      <text:h text:style-name="P70" text:outline-level="3"><text:bookmark-start text:name="__RefHeading__8000_1588513907"/>3.2.2. API felépítés<text:bookmark-end text:name="__RefHeading__8000_1588513907"/></text:h>
      <text:p text:style-name="Standard"/>
      <text:h text:style-name="P82" text:outline-level="4"><text:span text:style-name="T158">Keretrendszer támogatása azAPI felépítéshez</text:span></text:h>
      <text:p text:style-name="Standard"><text:span text:style-name="T158"/></text:p>
      <text:h text:style-name="P82" text:outline-level="4"><text:span text:style-name="T158">Működés, összhang, </text:span><text:span text:style-name="T159">korlátok</text:span></text:h>
      <text:p text:style-name="Standard"><text:span text:style-name="T159"/></text:p>
      <text:h text:style-name="P59" text:outline-level="2"><text:bookmark-start text:name="__RefHeading__8002_1588513907"/>3.3. Modulok ismertetése<text:bookmark-end text:name="__RefHeading__8002_1588513907"/></text:h>
      <text:p text:style-name="Standard"/>
      <text:h text:style-name="P63" text:outline-level="3"><text:bookmark-start text:name="__RefHeading__8004_1588513907"/><text:span text:style-name="T9">3.3.1. Alapstruktúr</text:span><text:span text:style-name="T10">a</text:span><text:span text:style-name="T9"> felépítés</text:span><text:span text:style-name="T10">e</text:span><text:bookmark-end text:name="__RefHeading__8004_1588513907"/></text:h>
      <text:p text:style-name="Standard"><text:span text:style-name="T10"/></text:p>
      <text:p text:style-name="P18"><text:soft-page-break/>Apikhoz illeszkedik.</text:p>
      <text:h text:style-name="P64" text:outline-level="3"><text:bookmark-start text:name="__RefHeading__8006_1588513907"/><text:span text:style-name="T8">3.3.</text:span><text:span text:style-name="T9">2</text:span><text:span text:style-name="T8">. Kommunikációs csomagok</text:span><text:bookmark-end text:name="__RefHeading__8006_1588513907"/></text:h>
      <text:p text:style-name="Standard"><text:span text:style-name="T8"/></text:p>
      <text:h text:style-name="P64" text:outline-level="3"><text:bookmark-start text:name="__RefHeading__8008_1588513907"/><text:span text:style-name="T8">3.3.</text:span><text:span text:style-name="T9">3</text:span><text:span text:style-name="T8">. Logikai csomagok</text:span><text:bookmark-end text:name="__RefHeading__8008_1588513907"/></text:h>
      <text:p text:style-name="Standard"><text:span text:style-name="T8"/></text:p>
      <text:h text:style-name="P60" text:outline-level="2"><text:bookmark-start text:name="__RefHeading__8010_1588513907"/><text:span text:style-name="T7">3.</text:span><text:span text:style-name="T11">4</text:span><text:span text:style-name="T7">. További fejlesztési lehetőségek</text:span><text:bookmark-end text:name="__RefHeading__8010_1588513907"/></text:h>
      <text:p text:style-name="Standard"><text:span text:style-name="T7"/></text:p>
      <text:h text:style-name="Heading_20_1" text:outline-level="1"><text:bookmark-start text:name="__RefHeading__1892_276372136"/><text:bookmark-start text:name="_Toc375132250"/>4. Irodalomjegyzé<text:bookmark-end text:name="_Toc375132250"/><text:span text:style-name="T1">k</text:span><text:bookmark-end text:name="__RefHeading__1892_27637213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Verdana" svg:font-family="Verdana, Arial, Helvetica, sans-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1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1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/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4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5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P6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fo:color="#990000" style:font-name="Verdana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svg:desc>elte_cimer_szines.JPG</svg:desc></draw:frame></text:p>
        <text:p text:style-name="MP3"><text:tab/>EÖTVÖS LORÁND TUDOMÁNYEGYETEM</text:p>
        <text:p text:style-name="MP4"/>
        <text:p text:style-name="MP4"><text:tab/>INFORMATIKAI KAR</text:p>
        <text:p text:style-name="MP4"/>
        <text:p text:style-name="MP5">Programozási Nyelvek és Fordítóprogramok Tanszék</text:p>
        <text:p text:style-name="MP6"/>
        <text:p text:style-name="Header"/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1">
      <style:footer>
        <text:p text:style-name="MP1"><text:page-number text:select-page="current"/></text:p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189</meta:editing-cycles>
    <meta:creation-date>2013-12-19T23:43:00</meta:creation-date>
    <dc:date>2014-05-08T23:46:39</dc:date>
    <meta:editing-duration>PT21H1M36S</meta:editing-duration>
    <meta:generator>LibreOffice/4.0.2.2$Linux_X86_64 LibreOffice_project/400m0$Build-2</meta:generator>
    <meta:document-statistic meta:table-count="1" meta:image-count="1" meta:object-count="0" meta:page-count="13" meta:paragraph-count="128" meta:word-count="2202" meta:character-count="16891" meta:non-whitespace-character-count="1481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